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499cm" style:contextual-spacing="false"/>
      <style:text-properties officeooo:paragraph-rsid="0006266a"/>
    </style:style>
    <style:style style:name="P2" style:family="paragraph" style:parent-style-name="Quotations" style:list-style-name="L1"/>
    <style:style style:name="P3" style:family="paragraph" style:parent-style-name="Quotations" style:list-style-name="L2"/>
    <style:style style:name="P4" style:family="paragraph" style:parent-style-name="Quotations" style:list-style-name="L3"/>
    <style:style style:name="P5" style:family="paragraph" style:parent-style-name="Quotations" style:list-style-name="L4"/>
    <style:style style:name="P6" style:family="paragraph" style:parent-style-name="Quotations" style:list-style-name="L5"/>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1. Introduction (30 sec – 1 min) </text:p>
      <text:p text:style-name="P1">🗣️ Script exemple : « Bonjour, je m'appelle [Prénom Nom], et je présente ici la soutenance du Bloc 2 : Gestion, pilotage et testing d’une solution digitale. Le projet sur lequel j’ai travaillé est une application web de billetterie sécurisée pour les Jeux Olympiques 2024, réalisée en Flask avec une gestion agile. » 🔧 2. Organisation de projet (1 à 2 min) </text:p>
      <text:p text:style-name="P1">✅ Méthodologie choisie : • Utilisation de Scrum-Kanban. • Utilisation de Trello avec colonnes : User stories, Backlog, En cours, Terminé. • Planification des tâches et sprints courts. 📋 Démarche : • Identification des besoins → User Stories complètes. • Décomposition en tâches techniques (conception, dev, test, sécurité, etc.). • Suivi du tableau en temps réel. </text:p>
      <text:p text:style-name="P1">🗣️ Script exemple : « J’ai structuré mon projet avec une approche Scrum-Kanban. J’ai défini des User Stories claires du point de vue de l’utilisateur, puis découpé chaque besoin en tâches techniques que j’ai priorisées dans Trello. » </text:p>
      <text:p text:style-name="P1">📈 3. Suivi et pilotage (1 à 2 min) </text:p>
      <text:p text:style-name="P1">🛠 Outils utilisés : • Trello pour le suivi du travail. • Checklist par tâche : avancement, commentaires, validation. • Étiquettes pour organiser (priorité, statut, etc.). 📊 Pilotage : • Suivi visuel de l’avancement (colonnes Trello). • Réajustement des priorités (ex : sécurité renforcée, simplification du panier, ajout d’un tableau admin). • Travail par itérations avec évaluation continue. </text:p>
      <text:p text:style-name="P1">🗣️ Script exemple : « Grâce à Trello, j’ai pu piloter les tâches, mesurer la progression et prendre des décisions sur ce qui devait être amélioré. Par exemple, j’ai priorisé la génération de clés de sécurité avant d’aller plus loin dans le paiement. » </text:p>
      <text:p text:style-name="P1">🧪 4. Testing et amélioration continue (2 à 3 min) ✔️ Tests mis en place : • Tests fonctionnels (inscription, login, sélection billets, panier, paiement). • Vérification manuelle + automatisée des parcours utilisateurs. • Tests d’erreurs pour améliorer les messages et la robustesse. </text:p>
      <text:p text:style-name="P1">🔁 Améliorations : • Migration vers PostgreSQL (stabilité en production). • Ajout d’une double clé de sécurité pour les comptes et les e-tickets. • Correction de bugs (authentification, affichage panier, etc.). </text:p>
      <text:p text:style-name="P1">🗣️ Script exemple : « J’ai mis en place des tests fonctionnels sur les parcours utilisateurs principaux. Des ajustements ont été faits suite aux tests, comme l’amélioration de la gestion des erreurs ou la migration vers PostgreSQL pour assurer la stabilité du déploiement. » </text:p>
      <text:p text:style-name="P1">✅ 5. Bilan des résultats (1 à 2 min) </text:p>
      <text:p text:style-name="P1">• Application fonctionnelle, sécurisée, avec interface fluide. </text:p>
      <text:p text:style-name="P1">• Gestion du projet maîtrisée de bout en bout. </text:p>
      <text:p text:style-name="P1">• Utilisation des outils adaptés pour la gestion, le pilotage et les tests. </text:p>
      <text:p text:style-name="P1">🗣️ Script exemple : « Ce projet m’a permis d’appliquer une démarche de gestion rigoureuse, de planifier et prioriser les développements, et de mettre en œuvre des tests pour garantir la qualité de la solution livrée. » </text:p>
      <text:p text:style-name="P1"><text:soft-page-break/>🏁 6. Conclusion (30 sec – 1 min) </text:p>
      <text:p text:style-name="P1">🗣️ Script exemple : « Cette expérience sur le Bloc 2 m’a permis de consolider mes compétences en gestion de projet agile, en pilotage digital et en testing d’une application réelle. Je suis maintenant capable de mener un projet web de A à Z, tout en garantissant sa qualité et sa fiabilité. » </text:p>
      <text:h text:style-name="Heading_20_6" text:outline-level="6"/>
      <text:p text:style-name="Text_20_body">Parfait, Thomas. Voici le <text:span text:style-name="Strong_20_Emphasis">script finalisé de ton oral Bloc 2</text:span> avec les formulations optimisées pour un passage fluide à l'oral. Tu peux t’en servir tel quel pour t’entraîner ou l’adapter à ta façon de parler.</text:p>
      <text:p text:style-name="Horizontal_20_Line"/>
      <text:h text:style-name="Heading_20_2" text:outline-level="2">🎤 <text:span text:style-name="Strong_20_Emphasis">Oral Bloc 2 – Gestion, pilotage et testing d’une solution digitale</text:span></text:h>
      <text:p text:style-name="Horizontal_20_Line"/>
      <text:h text:style-name="Heading_20_3" text:outline-level="3">🟣 1. Introduction (30 sec – 1 min)</text:h>
      <text:p text:style-name="Quotations">Bonjour, je m'appelle <text:span text:style-name="Strong_20_Emphasis">Thomas Boundaoui</text:span>, et je présente ici la soutenance du <text:span text:style-name="Strong_20_Emphasis">Bloc 2 : Gestion, pilotage et testing d’une solution digitale</text:span>.</text:p>
      <text:p text:style-name="Quotations">Le projet sur lequel j’ai travaillé est une <text:span text:style-name="Strong_20_Emphasis">application web de billetterie sécurisée pour les Jeux Olympiques 2024</text:span>, développée avec <text:span text:style-name="Strong_20_Emphasis">Flask</text:span> et une organisation en méthode <text:span text:style-name="Strong_20_Emphasis">agile</text:span>, centrée sur l’utilisateur et la qualité.</text:p>
      <text:p text:style-name="Horizontal_20_Line"/>
      <text:h text:style-name="Heading_20_3" text:outline-level="3">🔧 2. Organisation de projet (1 à 2 min)</text:h>
      <text:p text:style-name="Quotations">Pour organiser mon travail, j’ai opté pour une approche <text:span text:style-name="Strong_20_Emphasis">Scrum-Kanban</text:span>, adaptée à un développement en solo.</text:p>
      <text:p text:style-name="Quotations">J’ai utilisé <text:span text:style-name="Strong_20_Emphasis">Trello</text:span> pour structurer les différentes phases du projet, avec des colonnes :</text:p>
      <text:list text:style-name="L1">
        <text:list-item>
          <text:p text:style-name="P2"><text:span text:style-name="Strong_20_Emphasis">User stories</text:span>,</text:p>
        </text:list-item>
        <text:list-item>
          <text:p text:style-name="P2"><text:span text:style-name="Strong_20_Emphasis">Backlog</text:span>,</text:p>
        </text:list-item>
        <text:list-item>
          <text:p text:style-name="P2"><text:span text:style-name="Strong_20_Emphasis">En cours</text:span>,</text:p>
        </text:list-item>
        <text:list-item>
          <text:p text:style-name="P2"><text:span text:style-name="Strong_20_Emphasis">Terminé</text:span>.</text:p>
        </text:list-item>
      </text:list>
      <text:p text:style-name="Quotations">Chaque fonctionnalité a été formalisée sous forme de <text:span text:style-name="Strong_20_Emphasis">User Stories</text:span>, selon la formule :<text:line-break/><text:span text:style-name="Emphasis">« En tant que [utilisateur], je veux [objectif] afin de [bénéfice]. »</text:span></text:p>
      <text:p text:style-name="Quotations">À partir de ces besoins, j’ai découpé les tâches techniques à réaliser : conception de la base de données, développement des vues Flask, mise en place de la sécurité, puis les tests.</text:p>
      <text:p text:style-name="Horizontal_20_Line"/>
      <text:h text:style-name="Heading_20_3" text:outline-level="3"><text:soft-page-break/>📈 3. Suivi et pilotage (1 à 2 min)</text:h>
      <text:p text:style-name="Quotations">Grâce à Trello, j’ai pu suivre <text:span text:style-name="Strong_20_Emphasis">l’avancement du projet en temps réel</text:span>.</text:p>
      <text:p text:style-name="Quotations">J’ai ajouté des <text:span text:style-name="Strong_20_Emphasis">checklists</text:span>, des <text:span text:style-name="Strong_20_Emphasis">étiquettes</text:span> de priorité, et j’ai documenté les tâches avec des commentaires sur les choix effectués.</text:p>
      <text:p text:style-name="Quotations">Certaines priorités ont été <text:span text:style-name="Strong_20_Emphasis">réévaluées en cours de route</text:span>, comme :</text:p>
      <text:list text:style-name="L2">
        <text:list-item>
          <text:p text:style-name="P3">La nécessité de renforcer la <text:span text:style-name="Strong_20_Emphasis">sécurité</text:span> des comptes,</text:p>
        </text:list-item>
        <text:list-item>
          <text:p text:style-name="P3">La <text:span text:style-name="Strong_20_Emphasis">simplification du panier</text:span>,</text:p>
        </text:list-item>
        <text:list-item>
          <text:p text:style-name="P3">Ou encore l’<text:span text:style-name="Strong_20_Emphasis">ajout d’un tableau de bord admin</text:span>.</text:p>
        </text:list-item>
      </text:list>
      <text:p text:style-name="Quotations">J’ai fonctionné par <text:span text:style-name="Strong_20_Emphasis">petites itérations</text:span> pour pouvoir valider des étapes rapidement et réajuster si besoin.</text:p>
      <text:p text:style-name="Horizontal_20_Line"/>
      <text:h text:style-name="Heading_20_3" text:outline-level="3">🧪 4. Testing et amélioration continue (2 à 3 min)</text:h>
      <text:p text:style-name="Quotations">La qualité de la solution a été garantie par plusieurs types de <text:span text:style-name="Strong_20_Emphasis">tests</text:span> :</text:p>
      <text:list text:style-name="L3">
        <text:list-item>
          <text:p text:style-name="P4">D’abord des <text:span text:style-name="Strong_20_Emphasis">tests manuels</text:span> : j’ai vérifié les parcours utilisateur de bout en bout (inscription, connexion, ajout au panier, commande, etc.).</text:p>
        </text:list-item>
        <text:list-item>
          <text:p text:style-name="P4">Ensuite, j’ai mis en place des <text:span text:style-name="Strong_20_Emphasis">tests automatisés avec Pytest</text:span> sur des points critiques comme l’authentification, la gestion du panier, la génération de billets sécurisés.</text:p>
        </text:list-item>
      </text:list>
      <text:p text:style-name="Quotations">À la suite de ces tests, plusieurs <text:span text:style-name="Strong_20_Emphasis">améliorations</text:span> ont été apportées :</text:p>
      <text:list text:style-name="L4">
        <text:list-item>
          <text:p text:style-name="P5">La <text:span text:style-name="Strong_20_Emphasis">migration de SQLite vers PostgreSQL</text:span>, pour une meilleure stabilité.</text:p>
        </text:list-item>
        <text:list-item>
          <text:p text:style-name="P5">L’<text:span text:style-name="Strong_20_Emphasis">ajout d’une double clé de sécurité</text:span> pour les comptes utilisateurs et pour les e-tickets générés.</text:p>
        </text:list-item>
        <text:list-item>
          <text:p text:style-name="P5">La <text:span text:style-name="Strong_20_Emphasis">correction de bugs</text:span> liés à l’affichage du panier et aux erreurs de formulaire.</text:p>
        </text:list-item>
      </text:list>
      <text:p text:style-name="Quotations">J’ai également produit un <text:span text:style-name="Strong_20_Emphasis">rapport de couverture de tests</text:span>, afin de m’assurer qu’un maximum de cas étaient vérifiés automatiquement.</text:p>
      <text:p text:style-name="Horizontal_20_Line"/>
      <text:h text:style-name="Heading_20_3" text:outline-level="3">✅ 5. Bilan des résultats (1 à 2 min)</text:h>
      <text:p text:style-name="Quotations">L’application est aujourd’hui :</text:p>
      <text:list text:style-name="L5">
        <text:list-item>
          <text:p text:style-name="P6"><text:span text:style-name="Strong_20_Emphasis">Fonctionnelle</text:span>, avec tous les parcours utilisateurs opérationnels,</text:p>
        </text:list-item>
        <text:list-item>
          <text:p text:style-name="P6"><text:span text:style-name="Strong_20_Emphasis">Sécurisée</text:span>, grâce à une double couche de chiffrement sur les billets,</text:p>
        </text:list-item>
        <text:list-item>
          <text:p text:style-name="P6"><text:soft-page-break/>Et <text:span text:style-name="Strong_20_Emphasis">stable en production</text:span>, avec un déploiement sur Render.</text:p>
        </text:list-item>
      </text:list>
      <text:p text:style-name="Quotations">La <text:span text:style-name="Strong_20_Emphasis">gestion du projet</text:span> a été assurée du début à la fin, avec un bon équilibre entre organisation, développement et test.</text:p>
      <text:p text:style-name="Quotations">Ce projet m’a permis de <text:span text:style-name="Strong_20_Emphasis">professionnaliser ma démarche</text:span>, comme si je travaillais dans une vraie équipe.</text:p>
      <text:p text:style-name="Horizontal_20_Line"/>
      <text:h text:style-name="Heading_20_3" text:outline-level="3">🏁 6. Conclusion (30 sec – 1 min)</text:h>
      <text:p text:style-name="Quotations">Ce Bloc 2 m’a permis de <text:span text:style-name="Strong_20_Emphasis">renforcer mes compétences en gestion de projet agile</text:span>, en <text:span text:style-name="Strong_20_Emphasis">pilotage digital</text:span> et en <text:span text:style-name="Strong_20_Emphasis">testing</text:span>.</text:p>
      <text:p text:style-name="Quotations">Je suis désormais capable de <text:span text:style-name="Strong_20_Emphasis">gérer un projet web de A à Z</text:span>, avec une vision claire des livrables, des étapes à suivre, et des outils à utiliser pour garantir la qualité d’une application.</text:p>
      <text:p text:style-name="Quotations">Je vous remercie pour votre attention, et je suis prêt à répondre à vos question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0T21:01:49.148000000</meta:creation-date>
    <dc:date>2025-05-20T21:44:31.846000000</dc:date>
    <meta:editing-duration>PT42M43S</meta:editing-duration>
    <meta:editing-cycles>2</meta:editing-cycles>
    <meta:generator>LibreOffice/7.6.5.2$Windows_X86_64 LibreOffice_project/38d5f62f85355c192ef5f1dd47c5c0c0c6d6598b</meta:generator>
    <meta:document-statistic meta:table-count="0" meta:image-count="0" meta:object-count="0" meta:page-count="4" meta:paragraph-count="59" meta:word-count="1134" meta:character-count="6771" meta:non-whitespace-character-count="5689"/>
  </office:meta>
</office:document-meta>
</file>